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0cm"/>
    </style:style>
    <style:style style:name="gr3" style:family="graphic" style:parent-style-name="standard">
      <style:graphic-properties draw:stroke="none" draw:fill="none" fo:min-height="0.713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>
        <style:tab-stops/>
      </style:paragraph-properties>
    </style:style>
    <style:style style:name="P4" style:family="paragraph">
      <style:paragraph-properties fo:text-align="center">
        <style:tab-stops/>
      </style:paragraph-properties>
      <style:text-properties fo:color="#ffffff" fo:font-size="18pt" style:font-size-asian="18pt" style:font-size-complex="18pt"/>
    </style:style>
    <style:style style:name="P5" style:family="paragraph">
      <loext:graphic-properties draw:fill="none" draw:fill-color="#ffffff"/>
      <style:paragraph-properties fo:text-align="center">
        <style:tab-stops/>
      </style:paragraph-properties>
      <style:text-properties fo:color="#ffffff" fo:font-size="18pt" style:font-size-asian="18pt" style:font-size-complex="18pt"/>
    </style:style>
    <style:style style:name="P6" style:family="paragraph">
      <loext:graphic-properties draw:fill="none"/>
      <style:paragraph-properties fo:text-align="center">
        <style:tab-stops/>
      </style:paragraph-properties>
      <style:text-properties fo:color="#ffffff" fo:font-size="18pt" style:font-size-asian="18pt" style:font-size-complex="18pt"/>
    </style:style>
    <style:style style:name="T1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polygons" svg:width="3.999cm" svg:height="2.999cm" svg:x="7cm" svg:y="1cm" svg:viewBox="0 0 4000 3000" draw:points="0,0 0,2000 2000,2000 2000,3000 3000,3000 3000,2000 4000,2000 4000,1000 2000,1000 2000,0">
          <text:p/>
        </draw:polygon>
        <draw:polygon draw:style-name="gr1" draw:text-style-name="P1" draw:layer="polygons" svg:width="2.999cm" svg:height="2.999cm" svg:x="7cm" svg:y="4cm" svg:viewBox="0 0 3000 3000" draw:points="0,1000 0,2000 1000,2000 1000,3000 3000,3000 3000,1000 2000,1000 2000,0 1000,0 1000,1000">
          <text:p/>
        </draw:polygon>
        <draw:polygon draw:style-name="gr1" draw:text-style-name="P1" draw:layer="polygons" svg:width="1.999cm" svg:height="1.999cm" svg:x="5cm" svg:y="3cm" svg:viewBox="0 0 2000 2000" draw:points="0,1000 0,2000 2000,2000 2000,0 1000,0 0,0">
          <text:p/>
        </draw:polygon>
        <draw:polygon draw:style-name="gr1" draw:text-style-name="P1" draw:layer="polygons" svg:width="2.999cm" svg:height="2.999cm" svg:x="1cm" svg:y="4cm" svg:viewBox="0 0 3000 3000" draw:points="2000,2000 1000,2000 1000,3000 3000,3000 3000,0 0,0 0,2000 1000,2000 1000,1000 2000,1000">
          <text:p/>
        </draw:polygon>
        <draw:polygon draw:style-name="gr1" draw:text-style-name="P1" draw:layer="polygons" svg:width="3.999cm" svg:height="1.999cm" svg:x="1cm" svg:y="1cm" svg:viewBox="0 0 4000 2000" draw:points="1000,0 0,0 0,1000 0,2000 2000,2000 2000,1000 4000,1000 4000,0">
          <text:p/>
        </draw:polygon>
        <draw:frame draw:style-name="gr2" draw:text-style-name="P3" draw:layer="digits" svg:width="1cm" svg:height="0.962cm" svg:x="0cm" svg:y="0.038cm">
          <draw:text-box>
            <text:p text:style-name="P2">0</text:p>
          </draw:text-box>
        </draw:frame>
        <draw:frame draw:style-name="gr2" draw:text-style-name="P3" draw:layer="digits" svg:width="1cm" svg:height="0.962cm" svg:x="1cm" svg:y="0.038cm">
          <draw:text-box>
            <text:p text:style-name="P2">0</text:p>
          </draw:text-box>
        </draw:frame>
        <draw:frame draw:style-name="gr2" draw:text-style-name="P3" draw:layer="digits" svg:width="1cm" svg:height="0.962cm" svg:x="2cm" svg:y="0.038cm">
          <draw:text-box>
            <text:p text:style-name="P2">0</text:p>
          </draw:text-box>
        </draw:frame>
        <draw:frame draw:style-name="gr2" draw:text-style-name="P3" draw:layer="digits" svg:width="1cm" svg:height="0.962cm" svg:x="3cm" svg:y="0.038cm">
          <draw:text-box>
            <text:p text:style-name="P2">0</text:p>
          </draw:text-box>
        </draw:frame>
        <draw:frame draw:style-name="gr2" draw:text-style-name="P3" draw:layer="digits" svg:width="1cm" svg:height="0.962cm" svg:x="4cm" svg:y="0.038cm">
          <draw:text-box>
            <text:p text:style-name="P2">0</text:p>
          </draw:text-box>
        </draw:frame>
        <draw:frame draw:style-name="gr2" draw:text-style-name="P3" draw:layer="digits" svg:width="1cm" svg:height="0.962cm" svg:x="5cm" svg:y="0.038cm">
          <draw:text-box>
            <text:p text:style-name="P2">0</text:p>
          </draw:text-box>
        </draw:frame>
        <draw:frame draw:style-name="gr2" draw:text-style-name="P3" draw:layer="digits" svg:width="1cm" svg:height="0.962cm" svg:x="6cm" svg:y="0.038cm">
          <draw:text-box>
            <text:p text:style-name="P2">0</text:p>
          </draw:text-box>
        </draw:frame>
        <draw:frame draw:style-name="gr2" draw:text-style-name="P3" draw:layer="digits" svg:width="1cm" svg:height="0.962cm" svg:x="7cm" svg:y="0.038cm">
          <draw:text-box>
            <text:p text:style-name="P2">0</text:p>
          </draw:text-box>
        </draw:frame>
        <draw:frame draw:style-name="gr2" draw:text-style-name="P3" draw:layer="digits" svg:width="1cm" svg:height="0.962cm" svg:x="8cm" svg:y="0.038cm">
          <draw:text-box>
            <text:p text:style-name="P2">0</text:p>
          </draw:text-box>
        </draw:frame>
        <draw:frame draw:style-name="gr2" draw:text-style-name="P3" draw:layer="digits" svg:width="1cm" svg:height="0.962cm" svg:x="9cm" svg:y="0.038cm">
          <draw:text-box>
            <text:p text:style-name="P2">0</text:p>
          </draw:text-box>
        </draw:frame>
        <draw:frame draw:style-name="gr2" draw:text-style-name="P3" draw:layer="digits" svg:width="1cm" svg:height="0.962cm" svg:x="10cm" svg:y="0.038cm">
          <draw:text-box>
            <text:p text:style-name="P2">0</text:p>
          </draw:text-box>
        </draw:frame>
        <draw:frame draw:style-name="gr2" draw:text-style-name="P3" draw:layer="digits" svg:width="1cm" svg:height="0.962cm" svg:x="11cm" svg:y="0.038cm">
          <draw:text-box>
            <text:p text:style-name="P2">0</text:p>
          </draw:text-box>
        </draw:frame>
        <draw:frame draw:style-name="gr2" draw:text-style-name="P3" draw:layer="digits" svg:width="1cm" svg:height="0.962cm" svg:x="0cm" svg:y="1.038cm">
          <draw:text-box>
            <text:p text:style-name="P2">0</text:p>
          </draw:text-box>
        </draw:frame>
        <draw:frame draw:style-name="gr2" draw:text-style-name="P5" draw:layer="digits" svg:width="1cm" svg:height="0.962cm" svg:x="1cm" svg:y="1.038cm">
          <draw:text-box>
            <text:p text:style-name="P4"><text:span text:style-name="T1">1</text:span></text:p>
          </draw:text-box>
        </draw:frame>
        <draw:frame draw:style-name="gr2" draw:text-style-name="P3" draw:layer="digits" svg:width="1cm" svg:height="0.962cm" svg:x="5cm" svg:y="1.038cm">
          <draw:text-box>
            <text:p text:style-name="P2">0</text:p>
          </draw:text-box>
        </draw:frame>
        <draw:frame draw:style-name="gr2" draw:text-style-name="P3" draw:layer="digits" svg:width="1cm" svg:height="0.962cm" svg:x="6cm" svg:y="1.038cm">
          <draw:text-box>
            <text:p text:style-name="P2">0</text:p>
          </draw:text-box>
        </draw:frame>
        <draw:frame draw:style-name="gr2" draw:text-style-name="P3" draw:layer="digits" svg:width="1cm" svg:height="0.962cm" svg:x="9cm" svg:y="1.038cm">
          <draw:text-box>
            <text:p text:style-name="P2">0</text:p>
          </draw:text-box>
        </draw:frame>
        <draw:frame draw:style-name="gr2" draw:text-style-name="P3" draw:layer="digits" svg:width="1cm" svg:height="0.962cm" svg:x="10cm" svg:y="1.038cm">
          <draw:text-box>
            <text:p text:style-name="P2">0</text:p>
          </draw:text-box>
        </draw:frame>
        <draw:frame draw:style-name="gr2" draw:text-style-name="P3" draw:layer="digits" svg:width="1cm" svg:height="0.962cm" svg:x="11cm" svg:y="1.038cm">
          <draw:text-box>
            <text:p text:style-name="P2">0</text:p>
          </draw:text-box>
        </draw:frame>
        <draw:frame draw:style-name="gr2" draw:text-style-name="P3" draw:layer="digits" svg:width="1cm" svg:height="0.962cm" svg:x="0cm" svg:y="2.038cm">
          <draw:text-box>
            <text:p text:style-name="P2">0</text:p>
          </draw:text-box>
        </draw:frame>
        <draw:frame draw:style-name="gr2" draw:text-style-name="P3" draw:layer="digits" svg:width="1cm" svg:height="0.962cm" svg:x="3cm" svg:y="2.038cm">
          <draw:text-box>
            <text:p text:style-name="P2">0</text:p>
          </draw:text-box>
        </draw:frame>
        <draw:frame draw:style-name="gr2" draw:text-style-name="P3" draw:layer="digits" svg:width="1cm" svg:height="0.962cm" svg:x="4cm" svg:y="2.038cm">
          <draw:text-box>
            <text:p text:style-name="P2">0</text:p>
          </draw:text-box>
        </draw:frame>
        <draw:frame draw:style-name="gr2" draw:text-style-name="P3" draw:layer="digits" svg:width="1cm" svg:height="0.962cm" svg:x="5cm" svg:y="2.038cm">
          <draw:text-box>
            <text:p text:style-name="P2">0</text:p>
          </draw:text-box>
        </draw:frame>
        <draw:frame draw:style-name="gr2" draw:text-style-name="P3" draw:layer="digits" svg:width="1cm" svg:height="0.962cm" svg:x="6cm" svg:y="2.038cm">
          <draw:text-box>
            <text:p text:style-name="P2">0</text:p>
          </draw:text-box>
        </draw:frame>
        <draw:frame draw:style-name="gr2" draw:text-style-name="P3" draw:layer="digits" svg:width="1cm" svg:height="0.962cm" svg:x="11cm" svg:y="2.038cm">
          <draw:text-box>
            <text:p text:style-name="P2">0</text:p>
          </draw:text-box>
        </draw:frame>
        <draw:frame draw:style-name="gr2" draw:text-style-name="P3" draw:layer="digits" svg:width="1cm" svg:height="0.962cm" svg:x="0cm" svg:y="3.038cm">
          <draw:text-box>
            <text:p text:style-name="P2">0</text:p>
          </draw:text-box>
        </draw:frame>
        <draw:frame draw:style-name="gr2" draw:text-style-name="P3" draw:layer="digits" svg:width="1cm" svg:height="0.962cm" svg:x="1cm" svg:y="3.038cm">
          <draw:text-box>
            <text:p text:style-name="P2">0</text:p>
          </draw:text-box>
        </draw:frame>
        <draw:frame draw:style-name="gr2" draw:text-style-name="P3" draw:layer="digits" svg:width="1cm" svg:height="0.962cm" svg:x="2cm" svg:y="3.038cm">
          <draw:text-box>
            <text:p text:style-name="P2">0</text:p>
          </draw:text-box>
        </draw:frame>
        <draw:frame draw:style-name="gr2" draw:text-style-name="P3" draw:layer="digits" svg:width="1cm" svg:height="0.962cm" svg:x="3cm" svg:y="3.038cm">
          <draw:text-box>
            <text:p text:style-name="P2">0</text:p>
          </draw:text-box>
        </draw:frame>
        <draw:frame draw:style-name="gr2" draw:text-style-name="P3" draw:layer="digits" svg:width="1cm" svg:height="0.962cm" svg:x="4cm" svg:y="3.038cm">
          <draw:text-box>
            <text:p text:style-name="P2">0</text:p>
          </draw:text-box>
        </draw:frame>
        <draw:frame draw:style-name="gr2" draw:text-style-name="P3" draw:layer="digits" svg:width="1cm" svg:height="0.962cm" svg:x="7cm" svg:y="3.038cm">
          <draw:text-box>
            <text:p text:style-name="P2">0</text:p>
          </draw:text-box>
        </draw:frame>
        <draw:frame draw:style-name="gr2" draw:text-style-name="P3" draw:layer="digits" svg:width="1cm" svg:height="0.962cm" svg:x="8cm" svg:y="3.038cm">
          <draw:text-box>
            <text:p text:style-name="P2">0</text:p>
          </draw:text-box>
        </draw:frame>
        <draw:frame draw:style-name="gr2" draw:text-style-name="P3" draw:layer="digits" svg:width="1cm" svg:height="0.962cm" svg:x="10cm" svg:y="3.038cm">
          <draw:text-box>
            <text:p text:style-name="P2">0</text:p>
          </draw:text-box>
        </draw:frame>
        <draw:frame draw:style-name="gr2" draw:text-style-name="P3" draw:layer="digits" svg:width="1cm" svg:height="0.962cm" svg:x="11cm" svg:y="3.038cm">
          <draw:text-box>
            <text:p text:style-name="P2">0</text:p>
          </draw:text-box>
        </draw:frame>
        <draw:frame draw:style-name="gr2" draw:text-style-name="P3" draw:layer="digits" svg:width="1cm" svg:height="0.962cm" svg:x="0cm" svg:y="4.038cm">
          <draw:text-box>
            <text:p text:style-name="P2">0</text:p>
          </draw:text-box>
        </draw:frame>
        <draw:frame draw:style-name="gr2" draw:text-style-name="P3" draw:layer="digits" svg:width="1cm" svg:height="0.962cm" svg:x="4cm" svg:y="4.038cm">
          <draw:text-box>
            <text:p text:style-name="P2">0</text:p>
          </draw:text-box>
        </draw:frame>
        <draw:frame draw:style-name="gr2" draw:text-style-name="P3" draw:layer="digits" svg:width="1cm" svg:height="0.962cm" svg:x="7cm" svg:y="4.038cm">
          <draw:text-box>
            <text:p text:style-name="P2">0</text:p>
          </draw:text-box>
        </draw:frame>
        <draw:frame draw:style-name="gr2" draw:text-style-name="P3" draw:layer="digits" svg:width="1cm" svg:height="0.962cm" svg:x="9cm" svg:y="4.038cm">
          <draw:text-box>
            <text:p text:style-name="P2">0</text:p>
          </draw:text-box>
        </draw:frame>
        <draw:frame draw:style-name="gr2" draw:text-style-name="P3" draw:layer="digits" svg:width="1cm" svg:height="0.962cm" svg:x="10cm" svg:y="4.038cm">
          <draw:text-box>
            <text:p text:style-name="P2">0</text:p>
          </draw:text-box>
        </draw:frame>
        <draw:frame draw:style-name="gr2" draw:text-style-name="P3" draw:layer="digits" svg:width="1cm" svg:height="0.962cm" svg:x="11cm" svg:y="4.038cm">
          <draw:text-box>
            <text:p text:style-name="P2">0</text:p>
          </draw:text-box>
        </draw:frame>
        <draw:frame draw:style-name="gr2" draw:text-style-name="P3" draw:layer="digits" svg:width="1cm" svg:height="0.962cm" svg:x="0cm" svg:y="5.038cm">
          <draw:text-box>
            <text:p text:style-name="P2">0</text:p>
          </draw:text-box>
        </draw:frame>
        <draw:frame draw:style-name="gr2" draw:text-style-name="P3" draw:layer="digits" svg:width="1cm" svg:height="0.962cm" svg:x="2cm" svg:y="5.038cm">
          <draw:text-box>
            <text:p text:style-name="P2">0</text:p>
          </draw:text-box>
        </draw:frame>
        <draw:frame draw:style-name="gr2" draw:text-style-name="P3" draw:layer="digits" svg:width="1cm" svg:height="0.962cm" svg:x="4cm" svg:y="5.038cm">
          <draw:text-box>
            <text:p text:style-name="P2">0</text:p>
          </draw:text-box>
        </draw:frame>
        <draw:frame draw:style-name="gr2" draw:text-style-name="P3" draw:layer="digits" svg:width="1cm" svg:height="0.962cm" svg:x="5cm" svg:y="5.038cm">
          <draw:text-box>
            <text:p text:style-name="P2">0</text:p>
          </draw:text-box>
        </draw:frame>
        <draw:frame draw:style-name="gr2" draw:text-style-name="P3" draw:layer="digits" svg:width="1cm" svg:height="0.962cm" svg:x="6cm" svg:y="5.038cm">
          <draw:text-box>
            <text:p text:style-name="P2">0</text:p>
          </draw:text-box>
        </draw:frame>
        <draw:frame draw:style-name="gr2" draw:text-style-name="P3" draw:layer="digits" svg:width="1cm" svg:height="0.962cm" svg:x="10cm" svg:y="5.038cm">
          <draw:text-box>
            <text:p text:style-name="P2">0</text:p>
          </draw:text-box>
        </draw:frame>
        <draw:frame draw:style-name="gr2" draw:text-style-name="P3" draw:layer="digits" svg:width="1cm" svg:height="0.962cm" svg:x="11cm" svg:y="5.038cm">
          <draw:text-box>
            <text:p text:style-name="P2">0</text:p>
          </draw:text-box>
        </draw:frame>
        <draw:frame draw:style-name="gr2" draw:text-style-name="P3" draw:layer="digits" svg:width="1cm" svg:height="0.962cm" svg:x="0cm" svg:y="6.038cm">
          <draw:text-box>
            <text:p text:style-name="P2">0</text:p>
          </draw:text-box>
        </draw:frame>
        <draw:frame draw:style-name="gr2" draw:text-style-name="P3" draw:layer="digits" svg:width="1cm" svg:height="0.962cm" svg:x="1cm" svg:y="6.038cm">
          <draw:text-box>
            <text:p text:style-name="P2">0</text:p>
          </draw:text-box>
        </draw:frame>
        <draw:frame draw:style-name="gr2" draw:text-style-name="P3" draw:layer="digits" svg:width="1cm" svg:height="0.962cm" svg:x="4cm" svg:y="6.038cm">
          <draw:text-box>
            <text:p text:style-name="P2">0</text:p>
          </draw:text-box>
        </draw:frame>
        <draw:frame draw:style-name="gr2" draw:text-style-name="P3" draw:layer="digits" svg:width="1cm" svg:height="0.962cm" svg:x="5cm" svg:y="6.038cm">
          <draw:text-box>
            <text:p text:style-name="P2">0</text:p>
          </draw:text-box>
        </draw:frame>
        <draw:frame draw:style-name="gr2" draw:text-style-name="P3" draw:layer="digits" svg:width="1cm" svg:height="0.962cm" svg:x="6cm" svg:y="6.038cm">
          <draw:text-box>
            <text:p text:style-name="P2">0</text:p>
          </draw:text-box>
        </draw:frame>
        <draw:frame draw:style-name="gr2" draw:text-style-name="P3" draw:layer="digits" svg:width="1cm" svg:height="0.962cm" svg:x="7cm" svg:y="6.038cm">
          <draw:text-box>
            <text:p text:style-name="P2">0</text:p>
          </draw:text-box>
        </draw:frame>
        <draw:frame draw:style-name="gr2" draw:text-style-name="P3" draw:layer="digits" svg:width="1cm" svg:height="0.962cm" svg:x="10cm" svg:y="6.038cm">
          <draw:text-box>
            <text:p text:style-name="P2">0</text:p>
          </draw:text-box>
        </draw:frame>
        <draw:frame draw:style-name="gr2" draw:text-style-name="P3" draw:layer="digits" svg:width="1cm" svg:height="0.962cm" svg:x="11cm" svg:y="6.038cm">
          <draw:text-box>
            <text:p text:style-name="P2">0</text:p>
          </draw:text-box>
        </draw:frame>
        <draw:frame draw:style-name="gr2" draw:text-style-name="P3" draw:layer="digits" svg:width="1cm" svg:height="0.962cm" svg:x="0cm" svg:y="7.038cm">
          <draw:text-box>
            <text:p text:style-name="P2">0</text:p>
          </draw:text-box>
        </draw:frame>
        <draw:frame draw:style-name="gr2" draw:text-style-name="P3" draw:layer="digits" svg:width="1cm" svg:height="0.962cm" svg:x="1cm" svg:y="7.038cm">
          <draw:text-box>
            <text:p text:style-name="P2">0</text:p>
          </draw:text-box>
        </draw:frame>
        <draw:frame draw:style-name="gr2" draw:text-style-name="P3" draw:layer="digits" svg:width="1cm" svg:height="0.962cm" svg:x="2cm" svg:y="7.038cm">
          <draw:text-box>
            <text:p text:style-name="P2">0</text:p>
          </draw:text-box>
        </draw:frame>
        <draw:frame draw:style-name="gr2" draw:text-style-name="P3" draw:layer="digits" svg:width="1cm" svg:height="0.962cm" svg:x="3cm" svg:y="7.038cm">
          <draw:text-box>
            <text:p text:style-name="P2">0</text:p>
          </draw:text-box>
        </draw:frame>
        <draw:frame draw:style-name="gr2" draw:text-style-name="P3" draw:layer="digits" svg:width="1cm" svg:height="0.962cm" svg:x="4cm" svg:y="7.038cm">
          <draw:text-box>
            <text:p text:style-name="P2">0</text:p>
          </draw:text-box>
        </draw:frame>
        <draw:frame draw:style-name="gr2" draw:text-style-name="P3" draw:layer="digits" svg:width="1cm" svg:height="0.962cm" svg:x="5cm" svg:y="7.038cm">
          <draw:text-box>
            <text:p text:style-name="P2">0</text:p>
          </draw:text-box>
        </draw:frame>
        <draw:frame draw:style-name="gr2" draw:text-style-name="P3" draw:layer="digits" svg:width="1cm" svg:height="0.962cm" svg:x="6cm" svg:y="7.038cm">
          <draw:text-box>
            <text:p text:style-name="P2">0</text:p>
          </draw:text-box>
        </draw:frame>
        <draw:frame draw:style-name="gr2" draw:text-style-name="P3" draw:layer="digits" svg:width="1cm" svg:height="0.962cm" svg:x="7cm" svg:y="7.038cm">
          <draw:text-box>
            <text:p text:style-name="P2">0</text:p>
          </draw:text-box>
        </draw:frame>
        <draw:frame draw:style-name="gr2" draw:text-style-name="P3" draw:layer="digits" svg:width="1cm" svg:height="0.962cm" svg:x="8cm" svg:y="7.038cm">
          <draw:text-box>
            <text:p text:style-name="P2">0</text:p>
          </draw:text-box>
        </draw:frame>
        <draw:frame draw:style-name="gr2" draw:text-style-name="P3" draw:layer="digits" svg:width="1cm" svg:height="0.962cm" svg:x="9cm" svg:y="7.038cm">
          <draw:text-box>
            <text:p text:style-name="P2">0</text:p>
          </draw:text-box>
        </draw:frame>
        <draw:frame draw:style-name="gr2" draw:text-style-name="P3" draw:layer="digits" svg:width="1cm" svg:height="0.962cm" svg:x="10cm" svg:y="7.038cm">
          <draw:text-box>
            <text:p text:style-name="P2">0</text:p>
          </draw:text-box>
        </draw:frame>
        <draw:frame draw:style-name="gr2" draw:text-style-name="P3" draw:layer="digits" svg:width="1cm" svg:height="0.962cm" svg:x="11cm" svg:y="7.038cm">
          <draw:text-box>
            <text:p text:style-name="P2">0</text:p>
          </draw:text-box>
        </draw:frame>
        <draw:frame draw:style-name="gr2" draw:text-style-name="P5" draw:layer="digits" svg:width="1cm" svg:height="0.962cm" svg:x="2cm" svg:y="1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1cm" svg:y="1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1cm" svg:y="1.038cm">
          <draw:text-box>
            <text:p text:style-name="P4"><text:span text:style-name="T1">1</text:span></text:p>
          </draw:text-box>
        </draw:frame>
        <draw:frame draw:style-name="gr3" draw:text-style-name="P6" draw:layer="digits" svg:width="0.853cm" svg:height="0.963cm" svg:x="3cm" svg:y="1.037cm">
          <draw:text-box>
            <text:p text:style-name="P4"><text:span text:style-name="T1">1</text:span></text:p>
          </draw:text-box>
        </draw:frame>
        <draw:frame draw:style-name="gr3" draw:text-style-name="P6" draw:layer="digits" svg:width="0.853cm" svg:height="0.963cm" svg:x="4.001cm" svg:y="1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2cm" svg:y="2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1cm" svg:y="2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1cm" svg:y="4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1cm" svg:y="4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1cm" svg:y="4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1cm" svg:y="5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3cm" svg:y="4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3cm" svg:y="4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3cm" svg:y="4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3cm" svg:y="5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7cm" svg:y="1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8cm" svg:y="1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7cm" svg:y="1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7cm" svg:y="1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8cm" svg:y="2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7cm" svg:y="2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5cm" svg:y="3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6cm" svg:y="3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5cm" svg:y="3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5cm" svg:y="3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6cm" svg:y="4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5cm" svg:y="4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8cm" svg:y="5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9cm" svg:y="5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8cm" svg:y="5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8cm" svg:y="5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9cm" svg:y="6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8cm" svg:y="6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9cm" svg:y="2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10cm" svg:y="2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9cm" svg:y="3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8cm" svg:y="4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7cm" svg:y="5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2cm" svg:y="4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2cm" svg:y="6.038cm">
          <draw:text-box>
            <text:p text:style-name="P4"><text:span text:style-name="T1">1</text:span></text:p>
          </draw:text-box>
        </draw:frame>
        <draw:frame draw:style-name="gr2" draw:text-style-name="P5" draw:layer="digits" svg:width="1cm" svg:height="0.962cm" svg:x="3cm" svg:y="6.038cm">
          <draw:text-box>
            <text:p text:style-name="P4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igits"/>
      <draw:layer draw:name="polygon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2:58:29.680000000</meta:creation-date>
    <dc:date>2017-08-03T13:32:53.475000000</dc:date>
    <meta:editing-duration>PT18M38S</meta:editing-duration>
    <meta:editing-cycles>3</meta:editing-cycles>
    <meta:generator>LibreOffice/5.1.5.2$Windows_x86 LibreOffice_project/7a864d8825610a8c07cfc3bc01dd4fce6a9447e5</meta:generator>
    <meta:document-statistic meta:object-count="113"/>
  </office:meta>
</office:document-meta>
</file>